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style:writing-mode="lr-tb"/>
      <style:text-properties officeooo:paragraph-rsid="000ec5de"/>
    </style:style>
    <style:style style:name="P2" style:family="paragraph" style:parent-style-name="Standard">
      <style:text-properties fo:color="#c9211e" loext:opacity="100%" fo:font-size="11pt" style:font-size-asian="11pt" style:font-size-complex="11pt"/>
    </style:style>
    <style:style style:name="P3" style:family="paragraph" style:parent-style-name="Standard">
      <style:paragraph-properties style:writing-mode="lr-tb"/>
      <style:text-properties style:font-name="sans-serif" fo:font-size="12pt" officeooo:paragraph-rsid="000ec5de"/>
    </style:style>
    <style:style style:name="P4" style:family="paragraph" style:parent-style-name="Standard">
      <style:paragraph-properties style:writing-mode="lr-tb"/>
      <style:text-properties fo:color="#c9211e" loext:opacity="100%" style:font-name="Nimbus Roman" fo:font-size="10pt" officeooo:paragraph-rsid="000ec5de" style:font-size-asian="10pt" style:font-size-complex="10pt"/>
    </style:style>
    <style:style style:name="P5" style:family="paragraph" style:parent-style-name="Standard">
      <style:text-properties fo:color="#c9211e" loext:opacity="100%" style:font-name="Nimbus Roman" fo:font-size="10pt" style:font-size-asian="10pt" style:font-size-complex="10pt"/>
    </style:style>
    <style:style style:name="P6" style:family="paragraph" style:parent-style-name="Standard">
      <style:paragraph-properties style:writing-mode="lr-tb"/>
      <style:text-properties fo:color="#c9211e" loext:opacity="100%" style:font-name="Nimbus Roman" fo:font-size="10pt" officeooo:paragraph-rsid="00199eba" style:font-size-asian="10pt" style:font-size-complex="10pt"/>
    </style:style>
    <style:style style:name="P7" style:family="paragraph" style:parent-style-name="Standard">
      <style:paragraph-properties style:writing-mode="lr-tb"/>
      <style:text-properties fo:color="#c9211e" loext:opacity="100%" style:font-name="Nimbus Roman" fo:font-size="10pt" fo:font-weight="bold" officeooo:rsid="00199eba" officeooo:paragraph-rsid="00199eba" style:font-size-asian="10pt" style:font-size-complex="10pt"/>
    </style:style>
    <style:style style:name="P8" style:family="paragraph" style:parent-style-name="Standard">
      <style:paragraph-properties style:writing-mode="lr-tb"/>
      <style:text-properties style:font-name="Nimbus Roman" fo:font-size="10pt" officeooo:paragraph-rsid="000ec5de" style:font-size-asian="10pt" style:font-size-complex="10pt"/>
    </style:style>
    <style:style style:name="P9" style:family="paragraph" style:parent-style-name="Standard">
      <style:paragraph-properties style:writing-mode="lr-tb"/>
      <style:text-properties officeooo:paragraph-rsid="000ec5de"/>
    </style:style>
    <style:style style:name="P10" style:family="paragraph" style:parent-style-name="Standard">
      <style:paragraph-properties style:writing-mode="lr-tb"/>
      <style:text-properties officeooo:paragraph-rsid="00199eba"/>
    </style:style>
    <style:style style:name="T1" style:family="text">
      <style:text-properties style:font-name="sans-serif" fo:font-size="21.75pt"/>
    </style:style>
    <style:style style:name="T2" style:family="text">
      <style:text-properties style:font-name="sans-serif" fo:font-size="17.25pt"/>
    </style:style>
    <style:style style:name="T3" style:family="text">
      <style:text-properties style:font-name="sans-serif" fo:font-size="12pt"/>
    </style:style>
    <style:style style:name="T4" style:family="text">
      <style:text-properties fo:color="#c9211e" loext:opacity="100%"/>
    </style:style>
    <style:style style:name="T5" style:family="text">
      <style:text-properties fo:color="#c9211e" loext:opacity="100%" fo:font-size="10pt" style:font-size-asian="10pt" style:font-size-complex="10pt"/>
    </style:style>
    <style:style style:name="T6" style:family="text">
      <style:text-properties fo:color="#c9211e" loext:opacity="100%" style:font-name="Nimbus Roman"/>
    </style:style>
    <style:style style:name="T7" style:family="text">
      <style:text-properties fo:color="#c9211e" loext:opacity="100%" style:font-name="Nimbus Roman" fo:font-size="10pt" style:font-size-asian="10pt" style:font-size-complex="10pt"/>
    </style:style>
    <style:style style:name="T8" style:family="text">
      <style:text-properties style:font-name="Nimbus Roman"/>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page3R_mcid0"/><text:span text:style-name="T1"><text:tab/><text:tab/><text:tab/>PARTIE</text:span> <text:span text:style-name="T1">3</text:span> – <text:span text:style-name="T1">LES</text:span> <text:span text:style-name="T1">TESTS</text:span><text:line-break/><text:tab/><text:tab/><text:tab/><text:span text:style-name="T1">E</text:span><text:span text:style-name="T2">NONCE DES</text:span> <text:span text:style-name="T1">E</text:span><text:span text:style-name="T2">XERCICES</text:span><text:bookmark text:name="page3R_mcid1"/><text:line-break/></text:p>
      <text:p text:style-name="P1"><text:span text:style-name="T3">Exercice 3.1</text:span><text:bookmark text:name="page3R_mcid2"/><text:line-break/><text:span text:style-name="T3">Ecrire un algorithme qui demande un nombre à l’utilisateur, et l’informe ensuite si ce nombre est positif ou négatif (on laisse de côté le cas où le nombre vaut zéro).</text:span><text:bookmark text:name="page3R_mcid3"/><text:bookmark text:name="page3R_mcid4"/><text:bookmark text:name="page3R_mcid5"/><text:line-break/><text:span text:style-name="T7">VARIABLES</text:span></text:p>
      <text:p text:style-name="P1"><text:span text:style-name="T7"><text:tab/></text:span></text:p>
      <text:p text:style-name="P1"><text:span text:style-name="T7"><text:tab/>X EST_DU_TYPE NOMBRE</text:span></text:p>
      <text:p text:style-name="P1"><text:span text:style-name="T7">DEBUT_ALGORITHME</text:span></text:p>
      <text:p text:style-name="P1"><text:span text:style-name="T7"><text:tab/>AFFICHER* "ENTREZ UN NOMBRE"</text:span></text:p>
      <text:p text:style-name="P1"><text:span text:style-name="T7"><text:tab/>LIRE X</text:span></text:p>
      <text:p text:style-name="P1"><text:span text:style-name="T7"><text:tab/>SI (X&gt;0) ALORS</text:span></text:p>
      <text:p text:style-name="P1"><text:span text:style-name="T7"><text:tab/><text:tab/>DEBUT_SI</text:span></text:p>
      <text:p text:style-name="P1"><text:span text:style-name="T7"><text:tab/><text:tab/>AFFICHER* "CE NOMBRE EST POSITIF"</text:span></text:p>
      <text:p text:style-name="P1"><text:span text:style-name="T7"><text:tab/><text:tab/>FIN_SI</text:span></text:p>
      <text:p text:style-name="P1"><text:span text:style-name="T7"><text:tab/><text:tab/>SINON</text:span></text:p>
      <text:p text:style-name="P1"><text:span text:style-name="T7"><text:tab/><text:tab/><text:tab/>DEBUT_SINON</text:span></text:p>
      <text:p text:style-name="P1"><text:span text:style-name="T7"><text:tab/><text:tab/><text:tab/>AFFICHER* "CE NOMBRE EST NEGATIF"</text:span></text:p>
      <text:p text:style-name="P1"><text:span text:style-name="T7"><text:tab/><text:tab/><text:tab/>FIN_SINON</text:span></text:p>
      <text:p text:style-name="P1"><text:span text:style-name="T7">FIN_ALGORITHME</text:span></text:p>
      <text:p text:style-name="P3"/>
      <text:p text:style-name="P1"><text:span text:style-name="T3">Exercice 3.2</text:span><text:bookmark text:name="page3R_mcid6"/><text:line-break/><text:span text:style-name="T3">Ecrire un algorithme qui demande deux nombres à l’utilisateur et l’informe ensuite si leur produit est négatif ou positif (on laisse de côté le cas où le produit est nul). Attention toutefois : on ne doit pas</text:span> <text:span text:style-name="T3">calculer le produit des deux nombres.</text:span><text:bookmark text:name="page3R_mcid9"/><text:bookmark text:name="page3R_mcid7"/><text:bookmark text:name="page3R_mcid8"/><text:line-break/><text:span text:style-name="T7">VARIABLES</text:span></text:p>
      <text:p text:style-name="P1"><text:span text:style-name="T7"><text:tab/></text:span></text:p>
      <text:p text:style-name="P1"><text:span text:style-name="T7"><text:tab/>X EST_DU_TYPE NOMBRE</text:span></text:p>
      <text:p text:style-name="P1"><text:span text:style-name="T7"><text:tab/></text:span></text:p>
      <text:p text:style-name="P1"><text:span text:style-name="T7"><text:tab/>Y EST_DU_TYPE NOMBRE</text:span></text:p>
      <text:p text:style-name="P1"><text:span text:style-name="T7">DEBUT_ALGORITHME</text:span></text:p>
      <text:p text:style-name="P1"><text:span text:style-name="T7"><text:tab/>AFFICHER* "ENTREZ UN NOMBRE X"</text:span></text:p>
      <text:p text:style-name="P1"><text:span text:style-name="T7"><text:tab/>LIRE X</text:span></text:p>
      <text:p text:style-name="P1"><text:span text:style-name="T7"><text:tab/>AFFICHER* "ENTREZ UN NOMBRE Y"</text:span></text:p>
      <text:p text:style-name="P1"><text:span text:style-name="T7"><text:tab/>LIRE Y</text:span></text:p>
      <text:p text:style-name="P1"><text:span text:style-name="T7"><text:tab/>SI (X&gt;0 ET Y&gt;0 OU X&lt;0 ET Y&lt;0) ALORS</text:span></text:p>
      <text:p text:style-name="P1"><text:span text:style-name="T7"><text:tab/><text:tab/>DEBUT_SI</text:span></text:p>
      <text:p text:style-name="P1"><text:span text:style-name="T7"><text:tab/><text:tab/>AFFICHER* "LE PRODUIT EST POSITIF"</text:span></text:p>
      <text:p text:style-name="P1"><text:span text:style-name="T7"><text:tab/><text:tab/>FIN_SI</text:span></text:p>
      <text:p text:style-name="P1"><text:span text:style-name="T7"><text:tab/><text:tab/>SINON</text:span></text:p>
      <text:p text:style-name="P1"><text:span text:style-name="T7"><text:tab/><text:tab/><text:tab/>DEBUT_SINON</text:span></text:p>
      <text:p text:style-name="P1"><text:span text:style-name="T7"><text:tab/><text:tab/><text:tab/>AFFICHER* "LE PRODUIT EST NEGATIF"</text:span></text:p>
      <text:p text:style-name="P1"><text:span text:style-name="T7"><text:tab/><text:tab/><text:tab/>FIN_SINON</text:span></text:p>
      <text:p text:style-name="P1"><text:span text:style-name="T7">FIN_ALGORITHME</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Exercice 3.3</text:span><text:bookmark text:name="page3R_mcid10"/><text:line-break/><text:span text:style-name="T3">Ecrire un algorithme qui demande trois noms à l’utilisateur et l’informe ensuite s’ils sont rangés ou non dans l’ordre</text:span> <text:span text:style-name="T3">alphabétique.</text:span><text:bookmark text:name="page3R_mcid11"/><text:bookmark text:name="page3R_mcid12"/><text:bookmark text:name="page3R_mcid13"/><text:line-break/></text:p>
      <text:p text:style-name="P4">VARIABLES</text:p>
      <text:p text:style-name="P4"><text:tab/></text:p>
      <text:p text:style-name="P4"><text:tab/>A EST_DU_TYPE CHAINE</text:p>
      <text:p text:style-name="P4"><text:tab/></text:p>
      <text:p text:style-name="P4"><text:tab/>B EST_DU_TYPE CHAINE</text:p>
      <text:p text:style-name="P4"><text:tab/></text:p>
      <text:p text:style-name="P4"><text:tab/>C EST_DU_TYPE CHAINE</text:p>
      <text:p text:style-name="P4">DEBUT_ALGORITHME</text:p>
      <text:p text:style-name="P4"><text:tab/>AFFICHER* "ENTREZ LE PREMIER PRENOM"</text:p>
      <text:p text:style-name="P4"><text:tab/>LIRE A</text:p>
      <text:p text:style-name="P4"><text:tab/>AFFICHER* "ENTREZ LE DEUXIEME PRENOM"</text:p>
      <text:p text:style-name="P4"><text:tab/>LIRE B</text:p>
      <text:p text:style-name="P4"><text:tab/>AFFICHER* "ENTREZ LE TROISIEME PRENOM"</text:p>
      <text:p text:style-name="P4"><text:tab/>LIRE C</text:p>
      <text:p text:style-name="P4"><text:tab/>SI (A&lt;B ET B&lt;C) ALORS</text:p>
      <text:p text:style-name="P4"><text:tab/><text:tab/>DEBUT_SI</text:p>
      <text:p text:style-name="P4"><text:tab/><text:tab/>AFFICHER* "LES PRENOMS SONT CLASSES PAR ORDRE ALPHABETIQUE"</text:p>
      <text:p text:style-name="P4"><text:tab/><text:tab/>FIN_SI</text:p>
      <text:p text:style-name="P4"><text:tab/><text:tab/>SINON</text:p>
      <text:p text:style-name="P4"><text:tab/><text:tab/><text:tab/>DEBUT_SINON</text:p>
      <text:p text:style-name="P4"><text:tab/><text:tab/><text:tab/>AFFICHER* "LES PRENOMS NE SONT PAS CLASSES PAR ORDRE ALPHABETIQUE"</text:p>
      <text:p text:style-name="P4"><text:tab/><text:tab/><text:tab/>FIN_SINON</text:p>
      <text:p text:style-name="P4">FIN_ALGORITHME</text:p>
      <text:p text:style-name="P8"><text:s/></text:p>
      <text:p text:style-name="P10"><text:span text:style-name="T3">Exercice 3.4</text:span><text:bookmark text:name="page3R_mcid14"/><text:line-break/><text:span text:style-name="T3">Ecrire un algorithme qui demande un nombre à l’utilisateur, et l’informe ensuite si ce nombre est positif ou négatif (on inclut cette fois le traitement du cas où le nombre vaut zéro).</text:span><text:bookmark text:name="page3R_mcid16"/><text:bookmark text:name="page3R_mcid15"/><text:bookmark text:name="page3R_mcid17"/><text:line-break/><text:span text:style-name="T7">VARIABLES</text:span></text:p>
      <text:p text:style-name="P6"><text:tab/></text:p>
      <text:p text:style-name="P6"><text:tab/>N EST_DU_TYPE NOMBRE</text:p>
      <text:p text:style-name="P6">DEBUT_ALGORITHME</text:p>
      <text:p text:style-name="P6"><text:tab/>AFFICHER* "ENTREZ UN NOMBRE"</text:p>
      <text:p text:style-name="P6"><text:tab/>LIRE N</text:p>
      <text:p text:style-name="P6"><text:tab/>SI (N==0) ALORS</text:p>
      <text:p text:style-name="P6"><text:tab/><text:tab/>DEBUT_SI</text:p>
      <text:p text:style-name="P6"><text:tab/><text:tab/>AFFICHER "CE NOMBRE EST NUL"</text:p>
      <text:p text:style-name="P6"><text:tab/><text:tab/>FIN_SI</text:p>
      <text:p text:style-name="P6"><text:tab/><text:tab/>SINON</text:p>
      <text:p text:style-name="P6"><text:tab/><text:tab/><text:tab/>DEBUT_SINON</text:p>
      <text:p text:style-name="P6"><text:tab/><text:tab/><text:tab/>SI (N&lt;0) ALORS</text:p>
      <text:p text:style-name="P6"><text:tab/><text:tab/><text:tab/><text:tab/>DEBUT_SI</text:p>
      <text:p text:style-name="P6"><text:tab/><text:tab/><text:tab/><text:tab/>AFFICHER "CE NOMBRE EST NEGATIF"</text:p>
      <text:p text:style-name="P6"><text:tab/><text:tab/><text:tab/><text:tab/>FIN_SI</text:p>
      <text:p text:style-name="P6"><text:tab/><text:tab/><text:tab/><text:tab/>SINON</text:p>
      <text:p text:style-name="P6"><text:tab/><text:tab/><text:tab/><text:tab/><text:tab/>DEBUT_SINON</text:p>
      <text:p text:style-name="P6"><text:tab/><text:tab/><text:tab/><text:tab/><text:tab/>AFFICHER "CE NOMBRE EST POSITIF"</text:p>
      <text:p text:style-name="P6"><text:tab/><text:tab/><text:tab/><text:tab/><text:tab/>FIN_SINON</text:p>
      <text:p text:style-name="P6"><text:tab/><text:tab/><text:tab/>FIN_SINON</text:p>
      <text:p text:style-name="P6">FIN_ALGORITHME</text:p>
      <text:p text:style-name="P1"><text:span text:style-name="T3"/></text:p>
      <text:p text:style-name="P1"><text:span text:style-name="T3"/></text:p>
      <text:p text:style-name="P1"><text:soft-page-break/><text:span text:style-name="T3">Exercice 3.5</text:span><text:bookmark text:name="page3R_mcid18"/><text:line-break/><text:span text:style-name="T3">Ecrire un algorithme qui demande deux nombres à l’utilisateur et l’informe ensuite si le produit est négatif ou positif (on inclut cette fois le traitement du cas où le produit peut être nul). Attention toutefois, on ne doit pas calculer le produit !</text:span><text:bookmark text:name="page3R_mcid19"/><text:bookmark text:name="page3R_mcid20"/><text:bookmark text:name="page3R_mcid21"/><text:line-break/><text:span text:style-name="T7">VARIABLES</text:span></text:p>
      <text:p text:style-name="P1"><text:span text:style-name="T7"><text:tab/></text:span></text:p>
      <text:p text:style-name="P1"><text:span text:style-name="T7"><text:tab/>A EST_DU_TYPE NOMBRE</text:span></text:p>
      <text:p text:style-name="P1"><text:span text:style-name="T7"><text:tab/></text:span></text:p>
      <text:p text:style-name="P1"><text:span text:style-name="T7"><text:tab/>B EST_DU_TYPE NOMBRE</text:span></text:p>
      <text:p text:style-name="P1"><text:span text:style-name="T7">DEBUT_ALGORITHME</text:span></text:p>
      <text:p text:style-name="P1"><text:span text:style-name="T7"><text:tab/>AFFICHER* "ENTREZ UN NOMBRE A"</text:span></text:p>
      <text:p text:style-name="P1"><text:span text:style-name="T7"><text:tab/>LIRE A</text:span></text:p>
      <text:p text:style-name="P1"><text:span text:style-name="T7"><text:tab/>AFFICHER* "ENTREZ UN NOMBRE B"</text:span></text:p>
      <text:p text:style-name="P1"><text:span text:style-name="T7"><text:tab/>LIRE B</text:span></text:p>
      <text:p text:style-name="P1"><text:span text:style-name="T7"><text:tab/><text:tab/>SI (A==0 OU B==0) ALORS</text:span></text:p>
      <text:p text:style-name="P1"><text:span text:style-name="T7"><text:tab/><text:tab/><text:tab/>DEBUT_SI</text:span></text:p>
      <text:p text:style-name="P1"><text:span text:style-name="T7"><text:tab/><text:tab/><text:tab/>AFFICHER* "LE PRODUIT EST NUL"</text:span></text:p>
      <text:p text:style-name="P1"><text:span text:style-name="T7"><text:tab/><text:tab/><text:tab/>FIN_SI</text:span></text:p>
      <text:p text:style-name="P1"><text:span text:style-name="T7"><text:s text:c="2"/></text:span></text:p>
      <text:p text:style-name="P1"><text:span text:style-name="T7"><text:tab/><text:tab/>SINON</text:span></text:p>
      <text:p text:style-name="P1"><text:span text:style-name="T7"><text:tab/><text:tab/><text:tab/>DEBUT_SINON</text:span></text:p>
      <text:p text:style-name="P1"><text:span text:style-name="T7"><text:tab/><text:tab/><text:tab/>SI (A&lt;0 ET B&lt;0 OU A&gt;0 ET B&gt;0) ALORS</text:span></text:p>
      <text:p text:style-name="P1"><text:span text:style-name="T7"><text:tab/><text:tab/><text:tab/><text:tab/>DEBUT_SI</text:span></text:p>
      <text:p text:style-name="P1"><text:span text:style-name="T7"><text:tab/><text:tab/><text:tab/><text:tab/>AFFICHER* "LE PRODUIT EST POSITIF"</text:span></text:p>
      <text:p text:style-name="P1"><text:span text:style-name="T7"><text:tab/><text:tab/><text:tab/><text:tab/>FIN_SI</text:span></text:p>
      <text:p text:style-name="P1"><text:span text:style-name="T7"><text:tab/><text:tab/><text:tab/>SINON</text:span></text:p>
      <text:p text:style-name="P1"><text:span text:style-name="T7"><text:tab/><text:tab/><text:tab/><text:tab/>DEBUT_SINON</text:span></text:p>
      <text:p text:style-name="P1"><text:span text:style-name="T7"><text:tab/><text:tab/><text:tab/><text:tab/>AFFICHER* "LE PRODUIT EST NEGATIF"</text:span></text:p>
      <text:p text:style-name="P1"><text:span text:style-name="T7"><text:tab/><text:tab/><text:tab/><text:tab/>FIN_SINON</text:span></text:p>
      <text:p text:style-name="P1"><text:span text:style-name="T7"><text:tab/><text:tab/>FIN_SINON<text:tab/></text:span></text:p>
      <text:p text:style-name="P1"><text:span text:style-name="T7">FIN_ALGORITHME</text:span></text:p>
      <text:p text:style-name="P4"/>
      <text:p text:style-name="P1"><text:span text:style-name="T3">Exercice 3.6</text:span><text:bookmark text:name="page3R_mcid22"/><text:line-break/><text:span text:style-name="T3">Ecrire un algorithme qui demande l’âge d’un enfant à l’utilisateur. Ensuite, il l’informe de sa catégorie :</text:span><text:bookmark text:name="page3R_mcid23"/><text:line-break/> <text:span text:style-name="T3">"Poussin" de 6 à 7 ans</text:span><text:bookmark text:name="page3R_mcid24"/><text:line-break/> <text:span text:style-name="T3">"Pupille" de 8 à 9 ans</text:span><text:bookmark text:name="page3R_mcid25"/><text:line-break/> <text:span text:style-name="T3">"Minime" de 10 à 11 ans</text:span><text:bookmark text:name="page3R_mcid26"/><text:line-break/> <text:span text:style-name="T3">"Cadet" après 12 ans</text:span><text:bookmark text:name="page3R_mcid27"/><text:line-break/><text:span text:style-name="T3">Peut-on concevoir plusieurs algorithmes équivalents menant à ce résultat ?</text:span><text:bookmark text:name="page3R_mcid28"/></text:p>
      <text:section text:style-name="Sect1" text:name="Section5">
        <text:p text:style-name="P5"><text:bookmark text:name="outerContainer"/>VARIABLES</text:p>
        <text:p text:style-name="P5"><text:tab/>A EST_DU_TYPE NOMBRE</text:p>
        <text:p text:style-name="P5"><text:tab/></text:p>
        <text:p text:style-name="P5"><text:tab/></text:p>
        <text:p text:style-name="P5">DEBUT_ALGORITHME</text:p>
        <text:p text:style-name="P5"><text:tab/>AFFICHER* "Entrer l'âge de l'enfant"</text:p>
        <text:p text:style-name="P5"><text:tab/>LIRE A</text:p>
        <text:p text:style-name="P5"><text:tab/>SI (A&gt;=6 ET A&lt;=7) ALORS</text:p>
        <text:p text:style-name="P5"><text:tab/><text:tab/>DEBUT_SI</text:p>
        <text:p text:style-name="P5"><text:tab/><text:tab/>AFFICHER* "POUSSIN"</text:p>
        <text:p text:style-name="P5"><text:tab/><text:tab/>FIN_SI<text:tab/><text:tab/></text:p>
        <text:p text:style-name="P5"><text:tab/></text:p>
        <text:p text:style-name="P5"><text:tab/>SI (A&lt;=9 ET A&gt;=8) ALORS</text:p>
        <text:p text:style-name="P5"><text:tab/><text:tab/><text:tab/>DEBUT_SI</text:p>
        <text:p text:style-name="P5"><text:tab/><text:tab/><text:tab/>AFFICHER* "PUPILLE"</text:p>
        <text:p text:style-name="P5"><text:tab/><text:tab/><text:tab/>FIN_SI</text:p>
        <text:p text:style-name="P5"><text:tab/>SI (A&gt;=10 ET A&lt;=11) ALORS</text:p>
        <text:p text:style-name="P5"><text:soft-page-break/><text:tab/><text:tab/><text:tab/>DEBUT_SI</text:p>
        <text:p text:style-name="P5"><text:tab/><text:tab/><text:tab/>AFFICHER* "MINIME"</text:p>
        <text:p text:style-name="P5"><text:tab/><text:tab/><text:tab/>FIN_SI</text:p>
        <text:p text:style-name="P5"><text:tab/>SI (A&gt;=12) ALORS</text:p>
        <text:p text:style-name="P5"><text:tab/><text:tab/><text:tab/>DEBUT_SI</text:p>
        <text:p text:style-name="P5"><text:tab/><text:tab/><text:tab/><text:tab/>AFFICHER* "CADET"</text:p>
        <text:p text:style-name="P5"><text:tab/><text:tab/><text:tab/>FIN_SI</text:p>
        <text:p text:style-name="P5"><text:tab/></text:p>
        <text:p text:style-name="P5"/>
        <text:p text:style-name="P5"/>
        <text:p text:style-name="P5">FIN_ALGORITHME</text:p>
        <text:section text:style-name="Sect1" text:name="dialogContainer">
          <text:p text:style-name="P2"/>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3T10:49:42.698008101</meta:creation-date>
    <meta:generator>LibreOffice/7.3.4.2$Linux_X86_64 LibreOffice_project/30$Build-2</meta:generator>
    <dc:date>2022-07-20T13:08:44.803214952</dc:date>
    <meta:editing-duration>PT3H57M24S</meta:editing-duration>
    <meta:editing-cycles>6</meta:editing-cycles>
    <meta:document-statistic meta:table-count="0" meta:image-count="0" meta:object-count="0" meta:page-count="4" meta:paragraph-count="136" meta:word-count="530" meta:character-count="3541" meta:non-whitespace-character-count="2885"/>
  </office:meta>
</office:document-meta>
</file>